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t_y</text:p>
          </table:table-cell>
          <table:table-cell office:value-type="string" calcext:value-type="string">
            <text:p>exp_y</text:p>
          </table:table-cell>
          <table:table-cell office:value-type="string" calcext:value-type="string">
            <text:p>gt_x</text:p>
          </table:table-cell>
          <table:table-cell office:value-type="string" calcext:value-type="string">
            <text:p>exp_x</text:p>
          </table:table-cell>
          <table:table-cell office:value-type="string" calcext:value-type="string">
            <text:p>gt_r</text:p>
          </table:table-cell>
          <table:table-cell office:value-type="string" calcext:value-type="string">
            <text:p>exp_r</text:p>
          </table:table-cell>
          <table:table-cell office:value-type="string" calcext:value-type="string">
            <text:p>gt_rad</text:p>
          </table:table-cell>
          <table:table-cell office:value-type="string" calcext:value-type="string">
            <text:p>exp_rad</text:p>
          </table:table-cell>
          <table:table-cell office:value-type="string" calcext:value-type="string">
            <text:p>gt_deg</text:p>
          </table:table-cell>
          <table:table-cell office:value-type="string" calcext:value-type="string">
            <text:p>exp_deg</text:p>
          </table:table-cell>
          <table:table-cell table:number-columns-repeated="3"/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736" calcext:value-type="float">
            <text:p>0.736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82" calcext:value-type="float">
            <text:p>-0.182</text:p>
          </table:table-cell>
          <table:table-cell table:formula="of:=SQRT([.A2]^2+[.C2]^2)" office:value-type="float" office:value="0.802611985955854" calcext:value-type="float">
            <text:p>0.802611985955854</text:p>
          </table:table-cell>
          <table:table-cell table:formula="of:=SQRT([.B2]^2+[.D2]^2)" office:value-type="float" office:value="0.758168846629826" calcext:value-type="float">
            <text:p>0.758168846629826</text:p>
          </table:table-cell>
          <table:table-cell table:formula="of:=ATAN2([.C2];[.A2])" office:value-type="float" office:value="1.80338517365036" calcext:value-type="float">
            <text:p>1.80338517365036</text:p>
          </table:table-cell>
          <table:table-cell table:formula="of:=ATAN2([.D2];[.B2])" office:value-type="float" office:value="1.81321581444672" calcext:value-type="float">
            <text:p>1.81321581444672</text:p>
          </table:table-cell>
          <table:table-cell table:formula="of:=[.G2]/PI()*180" office:value-type="float" office:value="103.326359286633" calcext:value-type="float">
            <text:p>103.326359286633</text:p>
          </table:table-cell>
          <table:table-cell table:formula="of:=[.H2]/PI()*180" office:value-type="float" office:value="103.889613514173" calcext:value-type="float">
            <text:p>103.889613514173</text:p>
          </table:table-cell>
          <table:table-cell table:number-columns-repeated="3"/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839" calcext:value-type="float">
            <text:p>0.839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2" calcext:value-type="float">
            <text:p>-0.2</text:p>
          </table:table-cell>
          <table:table-cell table:formula="of:=SQRT([.A3]^2+[.C3]^2)" office:value-type="float" office:value="0.951907558537067" calcext:value-type="float">
            <text:p>0.951907558537067</text:p>
          </table:table-cell>
          <table:table-cell table:formula="of:=SQRT([.B3]^2+[.D3]^2)" office:value-type="float" office:value="0.862508550682253" calcext:value-type="float">
            <text:p>0.862508550682253</text:p>
          </table:table-cell>
          <table:table-cell table:formula="of:=ATAN2([.C3];[.A3])" office:value-type="float" office:value="1.79539045401157" calcext:value-type="float">
            <text:p>1.79539045401157</text:p>
          </table:table-cell>
          <table:table-cell table:formula="of:=ATAN2([.D3];[.B3])" office:value-type="float" office:value="1.80480805054364" calcext:value-type="float">
            <text:p>1.80480805054364</text:p>
          </table:table-cell>
          <table:table-cell table:formula="of:=[.G3]/PI()*180" office:value-type="float" office:value="102.86829559294" calcext:value-type="float">
            <text:p>102.86829559294</text:p>
          </table:table-cell>
          <table:table-cell table:formula="of:=[.H3]/PI()*180" office:value-type="float" office:value="103.407884127384" calcext:value-type="float">
            <text:p>103.407884127384</text:p>
          </table:table-cell>
          <table:table-cell office:value-type="string" calcext:value-type="string">
            <text:p>almost direct facing</text:p>
          </table:table-cell>
          <table:table-cell/>
          <table:table-cell office:value-type="string" calcext:value-type="string">
            <text:p>don’t concern whether direct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749" calcext:value-type="float">
            <text:p>0.749</text:p>
          </table:table-cell>
          <table:table-cell office:value-type="float" office:value="-0.267" calcext:value-type="float">
            <text:p>-0.267</text:p>
          </table:table-cell>
          <table:table-cell office:value-type="float" office:value="-0.265" calcext:value-type="float">
            <text:p>-0.265</text:p>
          </table:table-cell>
          <table:table-cell table:formula="of:=SQRT([.A4]^2+[.C4]^2)" office:value-type="float" office:value="0.86237404877466" calcext:value-type="float">
            <text:p>0.86237404877466</text:p>
          </table:table-cell>
          <table:table-cell table:formula="of:=SQRT([.B4]^2+[.D4]^2)" office:value-type="float" office:value="0.794497325357361" calcext:value-type="float">
            <text:p>0.794497325357361</text:p>
          </table:table-cell>
          <table:table-cell table:formula="of:=ATAN2([.C4];[.A4])" office:value-type="float" office:value="1.88557963052683" calcext:value-type="float">
            <text:p>1.88557963052683</text:p>
          </table:table-cell>
          <table:table-cell table:formula="of:=ATAN2([.D4];[.B4])" office:value-type="float" office:value="1.91085693662961" calcext:value-type="float">
            <text:p>1.91085693662961</text:p>
          </table:table-cell>
          <table:table-cell table:formula="of:=[.G4]/PI()*180" office:value-type="float" office:value="108.035754765025" calcext:value-type="float">
            <text:p>108.035754765025</text:p>
          </table:table-cell>
          <table:table-cell table:formula="of:=[.H4]/PI()*180" office:value-type="float" office:value="109.484037722174" calcext:value-type="float">
            <text:p>109.484037722174</text:p>
          </table:table-cell>
          <table:table-cell table:number-columns-repeated="3"/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808" calcext:value-type="float">
            <text:p>0.808</text:p>
          </table:table-cell>
          <table:table-cell office:value-type="float" office:value="-0.365" calcext:value-type="float">
            <text:p>-0.365</text:p>
          </table:table-cell>
          <table:table-cell office:value-type="float" office:value="-0.36" calcext:value-type="float">
            <text:p>-0.36</text:p>
          </table:table-cell>
          <table:table-cell table:formula="of:=SQRT([.A5]^2+[.C5]^2)" office:value-type="float" office:value="0.918626148114672" calcext:value-type="float">
            <text:p>0.918626148114672</text:p>
          </table:table-cell>
          <table:table-cell table:formula="of:=SQRT([.B5]^2+[.D5]^2)" office:value-type="float" office:value="0.88456995201058" calcext:value-type="float">
            <text:p>0.88456995201058</text:p>
          </table:table-cell>
          <table:table-cell table:formula="of:=ATAN2([.C5];[.A5])" office:value-type="float" office:value="1.97940450534693" calcext:value-type="float">
            <text:p>1.97940450534693</text:p>
          </table:table-cell>
          <table:table-cell table:formula="of:=ATAN2([.D5];[.B5])" office:value-type="float" office:value="1.98993892976157" calcext:value-type="float">
            <text:p>1.98993892976157</text:p>
          </table:table-cell>
          <table:table-cell table:formula="of:=[.G5]/PI()*180" office:value-type="float" office:value="113.41152410556" calcext:value-type="float">
            <text:p>113.41152410556</text:p>
          </table:table-cell>
          <table:table-cell table:formula="of:=[.H5]/PI()*180" office:value-type="float" office:value="114.015102164118" calcext:value-type="float">
            <text:p>114.015102164118</text:p>
          </table:table-cell>
          <table:table-cell table:number-columns-repeated="3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07" calcext:value-type="float">
            <text:p>0.8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3" calcext:value-type="float">
            <text:p>0.073</text:p>
          </table:table-cell>
          <table:table-cell table:formula="of:=SQRT([.A6]^2+[.C6]^2)" office:value-type="float" office:value="0.882138877955166" calcext:value-type="float">
            <text:p>0.882138877955166</text:p>
          </table:table-cell>
          <table:table-cell table:formula="of:=SQRT([.B6]^2+[.D6]^2)" office:value-type="float" office:value="0.810295008006343" calcext:value-type="float">
            <text:p>0.810295008006343</text:p>
          </table:table-cell>
          <table:table-cell table:formula="of:=ATAN2([.C6];[.A6])" office:value-type="float" office:value="1.44348858492404" calcext:value-type="float">
            <text:p>1.44348858492404</text:p>
          </table:table-cell>
          <table:table-cell table:formula="of:=ATAN2([.D6];[.B6])" office:value-type="float" office:value="1.4805833669387" calcext:value-type="float">
            <text:p>1.4805833669387</text:p>
          </table:table-cell>
          <table:table-cell table:formula="of:=[.G6]/PI()*180" office:value-type="float" office:value="82.7058036914591" calcext:value-type="float">
            <text:p>82.7058036914591</text:p>
          </table:table-cell>
          <table:table-cell table:formula="of:=[.H6]/PI()*180" office:value-type="float" office:value="84.8311781428566" calcext:value-type="float">
            <text:p>84.8311781428566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81" calcext:value-type="float">
            <text:p>0.7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156" calcext:value-type="float">
            <text:p>0.156</text:p>
          </table:table-cell>
          <table:table-cell table:formula="of:=SQRT([.A7]^2+[.C7]^2)" office:value-type="float" office:value="1.02459552995316" calcext:value-type="float">
            <text:p>1.02459552995316</text:p>
          </table:table-cell>
          <table:table-cell table:formula="of:=SQRT([.B7]^2+[.D7]^2)" office:value-type="float" office:value="0.796427648942451" calcext:value-type="float">
            <text:p>0.796427648942451</text:p>
          </table:table-cell>
          <table:table-cell table:formula="of:=ATAN2([.C7];[.A7])" office:value-type="float" office:value="1.31019393504756" calcext:value-type="float">
            <text:p>1.31019393504756</text:p>
          </table:table-cell>
          <table:table-cell table:formula="of:=ATAN2([.D7];[.B7])" office:value-type="float" office:value="1.37364701170734" calcext:value-type="float">
            <text:p>1.37364701170734</text:p>
          </table:table-cell>
          <table:table-cell table:formula="of:=[.G7]/PI()*180" office:value-type="float" office:value="75.0685828218624" calcext:value-type="float">
            <text:p>75.0685828218624</text:p>
          </table:table-cell>
          <table:table-cell table:formula="of:=[.H7]/PI()*180" office:value-type="float" office:value="78.704176311588" calcext:value-type="float">
            <text:p>78.704176311588</text:p>
          </table:table-cell>
          <table:table-cell office:value-type="string" calcext:value-type="string">
            <text:p>right facing</text:p>
          </table:table-cell>
          <table:table-cell/>
          <table:table-cell office:value-type="string" calcext:value-type="string">
            <text:p>almost all right-side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667" calcext:value-type="float">
            <text:p>0.667</text:p>
          </table:table-cell>
          <table:table-cell office:value-type="float" office:value="0.261" calcext:value-type="float">
            <text:p>0.261</text:p>
          </table:table-cell>
          <table:table-cell office:value-type="float" office:value="0.181" calcext:value-type="float">
            <text:p>0.181</text:p>
          </table:table-cell>
          <table:table-cell table:formula="of:=SQRT([.A8]^2+[.C8]^2)" office:value-type="float" office:value="0.862441302350485" calcext:value-type="float">
            <text:p>0.862441302350485</text:p>
          </table:table-cell>
          <table:table-cell table:formula="of:=SQRT([.B8]^2+[.D8]^2)" office:value-type="float" office:value="0.69112227572261" calcext:value-type="float">
            <text:p>0.69112227572261</text:p>
          </table:table-cell>
          <table:table-cell table:formula="of:=ATAN2([.C8];[.A8])" office:value-type="float" office:value="1.26334622763276" calcext:value-type="float">
            <text:p>1.26334622763276</text:p>
          </table:table-cell>
          <table:table-cell table:formula="of:=ATAN2([.D8];[.B8])" office:value-type="float" office:value="1.30581331249573" calcext:value-type="float">
            <text:p>1.30581331249573</text:p>
          </table:table-cell>
          <table:table-cell table:formula="of:=[.G8]/PI()*180" office:value-type="float" office:value="72.3844069071309" calcext:value-type="float">
            <text:p>72.3844069071309</text:p>
          </table:table-cell>
          <table:table-cell table:formula="of:=[.H8]/PI()*180" office:value-type="float" office:value="74.8175916380028" calcext:value-type="float">
            <text:p>74.8175916380028</text:p>
          </table:table-cell>
          <table:table-cell table:number-columns-repeated="3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672" calcext:value-type="float">
            <text:p>0.672</text:p>
          </table:table-cell>
          <table:table-cell office:value-type="float" office:value="0.289" calcext:value-type="float">
            <text:p>0.289</text:p>
          </table:table-cell>
          <table:table-cell office:value-type="float" office:value="0.179" calcext:value-type="float">
            <text:p>0.179</text:p>
          </table:table-cell>
          <table:table-cell table:formula="of:=SQRT([.A9]^2+[.C9]^2)" office:value-type="float" office:value="0.964324115637476" calcext:value-type="float">
            <text:p>0.964324115637476</text:p>
          </table:table-cell>
          <table:table-cell table:formula="of:=SQRT([.B9]^2+[.D9]^2)" office:value-type="float" office:value="0.69543152071214" calcext:value-type="float">
            <text:p>0.69543152071214</text:p>
          </table:table-cell>
          <table:table-cell table:formula="of:=ATAN2([.C9];[.A9])" office:value-type="float" office:value="1.26642677036761" calcext:value-type="float">
            <text:p>1.26642677036761</text:p>
          </table:table-cell>
          <table:table-cell table:formula="of:=ATAN2([.D9];[.B9])" office:value-type="float" office:value="1.31047181573696" calcext:value-type="float">
            <text:p>1.31047181573696</text:p>
          </table:table-cell>
          <table:table-cell table:formula="of:=[.G9]/PI()*180" office:value-type="float" office:value="72.5609090044478" calcext:value-type="float">
            <text:p>72.5609090044478</text:p>
          </table:table-cell>
          <table:table-cell table:formula="of:=[.H9]/PI()*180" office:value-type="float" office:value="75.0845042125734" calcext:value-type="float">
            <text:p>75.0845042125734</text:p>
          </table:table-cell>
          <table:table-cell table:number-columns-repeated="3"/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583" calcext:value-type="float">
            <text:p>0.583</text:p>
          </table:table-cell>
          <table:table-cell office:value-type="float" office:value="0.35" calcext:value-type="float">
            <text:p>0.35</text:p>
          </table:table-cell>
          <table:table-cell office:value-type="float" office:value="0.231" calcext:value-type="float">
            <text:p>0.231</text:p>
          </table:table-cell>
          <table:table-cell table:formula="of:=SQRT([.A10]^2+[.C10]^2)" office:value-type="float" office:value="0.923864167505159" calcext:value-type="float">
            <text:p>0.923864167505159</text:p>
          </table:table-cell>
          <table:table-cell table:formula="of:=SQRT([.B10]^2+[.D10]^2)" office:value-type="float" office:value="0.627096483804526" calcext:value-type="float">
            <text:p>0.627096483804526</text:p>
          </table:table-cell>
          <table:table-cell table:formula="of:=ATAN2([.C10];[.A10])" office:value-type="float" office:value="1.18224992192327" calcext:value-type="float">
            <text:p>1.18224992192327</text:p>
          </table:table-cell>
          <table:table-cell table:formula="of:=ATAN2([.D10];[.B10])" office:value-type="float" office:value="1.19354726715254" calcext:value-type="float">
            <text:p>1.19354726715254</text:p>
          </table:table-cell>
          <table:table-cell table:formula="of:=[.G10]/PI()*180" office:value-type="float" office:value="67.7379308558744" calcext:value-type="float">
            <text:p>67.7379308558744</text:p>
          </table:table-cell>
          <table:table-cell table:formula="of:=[.H10]/PI()*180" office:value-type="float" office:value="68.3852210572138" calcext:value-type="float">
            <text:p>68.3852210572138</text:p>
          </table:table-cell>
          <table:table-cell office:value-type="string" calcext:value-type="string">
            <text:p>why?left and right different?</text:p>
          </table:table-cell>
          <table:table-cell table:number-columns-repeated="2"/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0.928" calcext:value-type="float">
            <text:p>0.92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table:formula="of:=SQRT([.A11]^2+[.C11]^2)" office:value-type="float" office:value="1.02233067057582" calcext:value-type="float">
            <text:p>1.02233067057582</text:p>
          </table:table-cell>
          <table:table-cell table:formula="of:=SQRT([.B11]^2+[.D11]^2)" office:value-type="float" office:value="0.928026400486538" calcext:value-type="float">
            <text:p>0.928026400486538</text:p>
          </table:table-cell>
          <table:table-cell table:formula="of:=ATAN2([.C11];[.A11])" office:value-type="float" office:value="1.54536149995742" calcext:value-type="float">
            <text:p>1.54536149995742</text:p>
          </table:table-cell>
          <table:table-cell table:formula="of:=ATAN2([.D11];[.B11])" office:value-type="float" office:value="1.56325336640527" calcext:value-type="float">
            <text:p>1.56325336640527</text:p>
          </table:table-cell>
          <table:table-cell table:formula="of:=[.G11]/PI()*180" office:value-type="float" office:value="88.5426917695666" calcext:value-type="float">
            <text:p>88.5426917695666</text:p>
          </table:table-cell>
          <table:table-cell table:formula="of:=[.H11]/PI()*180" office:value-type="float" office:value="89.5678202046399" calcext:value-type="float">
            <text:p>89.567820204639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.081" calcext:value-type="float">
            <text:p>1.081</text:p>
          </table:table-cell>
          <table:table-cell office:value-type="float" office:value="1.114" calcext:value-type="float">
            <text:p>1.114</text:p>
          </table:table-cell>
          <table:table-cell office:value-type="float" office:value="-0.069" calcext:value-type="float">
            <text:p>-0.069</text:p>
          </table:table-cell>
          <table:table-cell office:value-type="float" office:value="-0.076" calcext:value-type="float">
            <text:p>-0.076</text:p>
          </table:table-cell>
          <table:table-cell table:formula="of:=SQRT([.A13]^2+[.C13]^2)" office:value-type="float" office:value="1.08319988921713" calcext:value-type="float">
            <text:p>1.08319988921713</text:p>
          </table:table-cell>
          <table:table-cell table:formula="of:=SQRT([.B13]^2+[.D13]^2)" office:value-type="float" office:value="1.11658945006659" calcext:value-type="float">
            <text:p>1.11658945006659</text:p>
          </table:table-cell>
          <table:table-cell table:formula="of:=ATAN2([.C13];[.A13])" office:value-type="float" office:value="1.63453963932758" calcext:value-type="float">
            <text:p>1.63453963932758</text:p>
          </table:table-cell>
          <table:table-cell table:formula="of:=ATAN2([.D13];[.B13])" office:value-type="float" office:value="1.63891339913784" calcext:value-type="float">
            <text:p>1.63891339913784</text:p>
          </table:table-cell>
          <table:table-cell table:formula="of:=[.G13]/PI()*180" office:value-type="float" office:value="93.6522227803063" calcext:value-type="float">
            <text:p>93.6522227803063</text:p>
          </table:table-cell>
          <table:table-cell table:formula="of:=[.H13]/PI()*180" office:value-type="float" office:value="93.9028207580379" calcext:value-type="float">
            <text:p>93.9028207580379</text:p>
          </table:table-cell>
          <table:table-cell office:value-type="string" calcext:value-type="string">
            <text:p>gt_y – houdu</text:p>
          </table:table-cell>
          <table:table-cell office:value-type="string" calcext:value-type="string">
            <text:p>case only 2</text:p>
          </table:table-cell>
          <table:table-cell/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.187" calcext:value-type="float">
            <text:p>1.187</text:p>
          </table:table-cell>
          <table:table-cell office:value-type="float" office:value="-0.282" calcext:value-type="float">
            <text:p>-0.282</text:p>
          </table:table-cell>
          <table:table-cell office:value-type="float" office:value="-0.354" calcext:value-type="float">
            <text:p>-0.354</text:p>
          </table:table-cell>
          <table:table-cell table:formula="of:=SQRT([.A14]^2+[.C14]^2)" office:value-type="float" office:value="0.91170883510033" calcext:value-type="float">
            <text:p>0.91170883510033</text:p>
          </table:table-cell>
          <table:table-cell table:formula="of:=SQRT([.B14]^2+[.D14]^2)" office:value-type="float" office:value="1.23866258521036" calcext:value-type="float">
            <text:p>1.23866258521036</text:p>
          </table:table-cell>
          <table:table-cell table:formula="of:=ATAN2([.C14];[.A14])" office:value-type="float" office:value="1.88526293092891" calcext:value-type="float">
            <text:p>1.88526293092891</text:p>
          </table:table-cell>
          <table:table-cell table:formula="of:=ATAN2([.D14];[.B14])" office:value-type="float" office:value="1.86062924394975" calcext:value-type="float">
            <text:p>1.86062924394975</text:p>
          </table:table-cell>
          <table:table-cell table:formula="of:=[.G14]/PI()*180" office:value-type="float" office:value="108.01760921469" calcext:value-type="float">
            <text:p>108.01760921469</text:p>
          </table:table-cell>
          <table:table-cell table:formula="of:=[.H14]/PI()*180" office:value-type="float" office:value="106.606202916938" calcext:value-type="float">
            <text:p>106.606202916938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637" calcext:value-type="float">
            <text:p>0.6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152" calcext:value-type="float">
            <text:p>0.152</text:p>
          </table:table-cell>
          <table:table-cell table:formula="of:=SQRT([.A16]^2+[.C16]^2)" office:value-type="float" office:value="0.931000537056773" calcext:value-type="float">
            <text:p>0.931000537056773</text:p>
          </table:table-cell>
          <table:table-cell table:formula="of:=SQRT([.B16]^2+[.D16]^2)" office:value-type="float" office:value="0.654883959186664" calcext:value-type="float">
            <text:p>0.654883959186664</text:p>
          </table:table-cell>
          <table:table-cell table:formula="of:=ATAN2([.C16];[.A16])" office:value-type="float" office:value="1.24157308540864" calcext:value-type="float">
            <text:p>1.24157308540864</text:p>
          </table:table-cell>
          <table:table-cell table:formula="of:=ATAN2([.D16];[.B16])" office:value-type="float" office:value="1.3365579914075" calcext:value-type="float">
            <text:p>1.3365579914075</text:p>
          </table:table-cell>
          <table:table-cell table:formula="of:=[.G16]/PI()*180" office:value-type="float" office:value="71.1368977509506" calcext:value-type="float">
            <text:p>71.1368977509506</text:p>
          </table:table-cell>
          <table:table-cell table:formula="of:=[.H16]/PI()*180" office:value-type="float" office:value="76.5791319821325" calcext:value-type="float">
            <text:p>76.5791319821325</text:p>
          </table:table-cell>
          <table:table-cell office:value-type="string" calcext:value-type="string">
            <text:p>latest</text:p>
          </table:table-cell>
          <table:table-cell table:number-columns-repeated="2"/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871" calcext:value-type="float">
            <text:p>0.871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343" calcext:value-type="float">
            <text:p>-0.343</text:p>
          </table:table-cell>
          <table:table-cell table:formula="of:=SQRT([.A17]^2+[.C17]^2)" office:value-type="float" office:value="0.867761487967748" calcext:value-type="float">
            <text:p>0.867761487967748</text:p>
          </table:table-cell>
          <table:table-cell table:formula="of:=SQRT([.B17]^2+[.D17]^2)" office:value-type="float" office:value="0.936103626742253" calcext:value-type="float">
            <text:p>0.936103626742253</text:p>
          </table:table-cell>
          <table:table-cell table:formula="of:=ATAN2([.C17];[.A17])" office:value-type="float" office:value="1.94723681576245" calcext:value-type="float">
            <text:p>1.94723681576245</text:p>
          </table:table-cell>
          <table:table-cell table:formula="of:=ATAN2([.D17];[.B17])" office:value-type="float" office:value="1.94594667498124" calcext:value-type="float">
            <text:p>1.94594667498124</text:p>
          </table:table-cell>
          <table:table-cell table:formula="of:=[.G17]/PI()*180" office:value-type="float" office:value="111.568451255682" calcext:value-type="float">
            <text:p>111.568451255682</text:p>
          </table:table-cell>
          <table:table-cell table:formula="of:=[.H17]/PI()*180" office:value-type="float" office:value="111.494531633941" calcext:value-type="float">
            <text:p>111.494531633941</text:p>
          </table:table-cell>
          <table:table-cell table:number-columns-repeated="3"/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.779" calcext:value-type="float">
            <text:p>0.779</text:p>
          </table:table-cell>
          <table:table-cell office:value-type="float" office:value="0.148" calcext:value-type="float">
            <text:p>0.148</text:p>
          </table:table-cell>
          <table:table-cell office:value-type="float" office:value="0.196" calcext:value-type="float">
            <text:p>0.196</text:p>
          </table:table-cell>
          <table:table-cell table:formula="of:=SQRT([.A18]^2+[.C18]^2)" office:value-type="float" office:value="0.714496326092724" calcext:value-type="float">
            <text:p>0.714496326092724</text:p>
          </table:table-cell>
          <table:table-cell table:formula="of:=SQRT([.B18]^2+[.D18]^2)" office:value-type="float" office:value="0.803278905486756" calcext:value-type="float">
            <text:p>0.803278905486756</text:p>
          </table:table-cell>
          <table:table-cell table:formula="of:=ATAN2([.C18];[.A18])" office:value-type="float" office:value="1.36214678147366" calcext:value-type="float">
            <text:p>1.36214678147366</text:p>
          </table:table-cell>
          <table:table-cell table:formula="of:=ATAN2([.D18];[.B18])" office:value-type="float" office:value="1.32430800297916" calcext:value-type="float">
            <text:p>1.32430800297916</text:p>
          </table:table-cell>
          <table:table-cell table:formula="of:=[.G18]/PI()*180" office:value-type="float" office:value="78.0452616557698" calcext:value-type="float">
            <text:p>78.0452616557698</text:p>
          </table:table-cell>
          <table:table-cell table:formula="of:=[.H18]/PI()*180" office:value-type="float" office:value="75.8772593461044" calcext:value-type="float">
            <text:p>75.8772593461044</text:p>
          </table:table-cell>
          <table:table-cell table:number-columns-repeated="3"/>
        </table:table-row>
        <table:table-row table:style-name="ro1">
          <table:table-cell office:value-type="float" office:value="1.441" calcext:value-type="float">
            <text:p>1.441</text:p>
          </table:table-cell>
          <table:table-cell office:value-type="float" office:value="1.733" calcext:value-type="float">
            <text:p>1.733</text:p>
          </table:table-cell>
          <table:table-cell office:value-type="float" office:value="0.122" calcext:value-type="float">
            <text:p>0.122</text:p>
          </table:table-cell>
          <table:table-cell office:value-type="float" office:value="0.131" calcext:value-type="float">
            <text:p>0.131</text:p>
          </table:table-cell>
          <table:table-cell table:formula="of:=SQRT([.A19]^2+[.C19]^2)" office:value-type="float" office:value="1.44615524754433" calcext:value-type="float">
            <text:p>1.44615524754433</text:p>
          </table:table-cell>
          <table:table-cell table:formula="of:=SQRT([.B19]^2+[.D19]^2)" office:value-type="float" office:value="1.73794418782653" calcext:value-type="float">
            <text:p>1.73794418782653</text:p>
          </table:table-cell>
          <table:table-cell table:formula="of:=ATAN2([.C19];[.A19])" office:value-type="float" office:value="1.48633431928765" calcext:value-type="float">
            <text:p>1.48633431928765</text:p>
          </table:table-cell>
          <table:table-cell table:formula="of:=ATAN2([.D19];[.B19])" office:value-type="float" office:value="1.49534835355126" calcext:value-type="float">
            <text:p>1.49534835355126</text:p>
          </table:table-cell>
          <table:table-cell table:formula="of:=[.G19]/PI()*180" office:value-type="float" office:value="85.1606834406324" calcext:value-type="float">
            <text:p>85.1606834406324</text:p>
          </table:table-cell>
          <table:table-cell table:formula="of:=[.H19]/PI()*180" office:value-type="float" office:value="85.6771495603238" calcext:value-type="float">
            <text:p>85.6771495603238</text:p>
          </table:table-cell>
          <table:table-cell table:number-columns-repeated="3"/>
        </table:table-row>
        <table:table-row table:style-name="ro1">
          <table:table-cell office:value-type="float" office:value="1.277" calcext:value-type="float">
            <text:p>1.277</text:p>
          </table:table-cell>
          <table:table-cell office:value-type="float" office:value="0.898" calcext:value-type="float">
            <text:p>0.8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1" calcext:value-type="float">
            <text:p>0.121</text:p>
          </table:table-cell>
          <table:table-cell table:formula="of:=SQRT([.A20]^2+[.C20]^2)" office:value-type="float" office:value="1.28234862654428" calcext:value-type="float">
            <text:p>1.28234862654428</text:p>
          </table:table-cell>
          <table:table-cell table:formula="of:=SQRT([.B20]^2+[.D20]^2)" office:value-type="float" office:value="0.906115334822229" calcext:value-type="float">
            <text:p>0.906115334822229</text:p>
          </table:table-cell>
          <table:table-cell table:formula="of:=ATAN2([.C20];[.A20])" office:value-type="float" office:value="1.47943042446153" calcext:value-type="float">
            <text:p>1.47943042446153</text:p>
          </table:table-cell>
          <table:table-cell table:formula="of:=ATAN2([.D20];[.B20])" office:value-type="float" office:value="1.43685914777711" calcext:value-type="float">
            <text:p>1.43685914777711</text:p>
          </table:table-cell>
          <table:table-cell table:formula="of:=[.G20]/PI()*180" office:value-type="float" office:value="84.7651194048935" calcext:value-type="float">
            <text:p>84.7651194048935</text:p>
          </table:table-cell>
          <table:table-cell table:formula="of:=[.H20]/PI()*180" office:value-type="float" office:value="82.3259649223927" calcext:value-type="float">
            <text:p>82.3259649223927</text:p>
          </table:table-cell>
          <table:table-cell office:value-type="string" calcext:value-type="string">
            <text:p>complete process, monte carlo sampling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.945" calcext:value-type="float">
            <text:p>0.945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144" calcext:value-type="float">
            <text:p>-0.144</text:p>
          </table:table-cell>
          <table:table-cell table:formula="of:=SQRT([.A22]^2+[.C22]^2)" office:value-type="float" office:value="0.725482597999428" calcext:value-type="float">
            <text:p>0.725482597999428</text:p>
          </table:table-cell>
          <table:table-cell table:formula="of:=SQRT([.B22]^2+[.D22]^2)" office:value-type="float" office:value="0.955908468421533" calcext:value-type="float">
            <text:p>0.955908468421533</text:p>
          </table:table-cell>
          <table:table-cell table:formula="of:=ATAN2([.C22];[.A22])" office:value-type="float" office:value="1.80307089241162" calcext:value-type="float">
            <text:p>1.80307089241162</text:p>
          </table:table-cell>
          <table:table-cell table:formula="of:=ATAN2([.D22];[.B22])" office:value-type="float" office:value="1.72201401694134" calcext:value-type="float">
            <text:p>1.72201401694134</text:p>
          </table:table-cell>
          <table:table-cell table:formula="of:=[.G22]/PI()*180" office:value-type="float" office:value="103.308352298073" calcext:value-type="float">
            <text:p>103.308352298073</text:p>
          </table:table-cell>
          <table:table-cell table:formula="of:=[.H22]/PI()*180" office:value-type="float" office:value="98.6641354331081" calcext:value-type="float">
            <text:p>98.6641354331081</text:p>
          </table:table-cell>
          <table:table-cell table:number-columns-repeated="3"/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.816" calcext:value-type="float">
            <text:p>0.816</text:p>
          </table:table-cell>
          <table:table-cell office:value-type="float" office:value="0.04" calcext:value-type="float">
            <text:p>0.04</text:p>
          </table:table-cell>
          <table:table-cell office:value-type="float" office:value="-0.014" calcext:value-type="float">
            <text:p>-0.014</text:p>
          </table:table-cell>
          <table:table-cell table:formula="of:=SQRT([.A23]^2+[.C23]^2)" office:value-type="float" office:value="0.734090593864272" calcext:value-type="float">
            <text:p>0.734090593864272</text:p>
          </table:table-cell>
          <table:table-cell table:formula="of:=SQRT([.B23]^2+[.D23]^2)" office:value-type="float" office:value="0.816120089202563" calcext:value-type="float">
            <text:p>0.816120089202563</text:p>
          </table:table-cell>
          <table:table-cell table:formula="of:=ATAN2([.C23];[.A23])" office:value-type="float" office:value="1.51628013950434" calcext:value-type="float">
            <text:p>1.51628013950434</text:p>
          </table:table-cell>
          <table:table-cell table:formula="of:=ATAN2([.D23];[.B23])" office:value-type="float" office:value="1.58795150641766" calcext:value-type="float">
            <text:p>1.58795150641766</text:p>
          </table:table-cell>
          <table:table-cell table:formula="of:=[.G23]/PI()*180" office:value-type="float" office:value="86.8764525531062" calcext:value-type="float">
            <text:p>86.8764525531062</text:p>
          </table:table-cell>
          <table:table-cell table:formula="of:=[.H23]/PI()*180" office:value-type="float" office:value="90.9829193891733" calcext:value-type="float">
            <text:p>90.9829193891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est with rssi 0.5m</text:p>
          </table:table-cell>
          <table:table-cell table:number-columns-repeated="12"/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1.116" calcext:value-type="float">
            <text:p>1.11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43" calcext:value-type="float">
            <text:p>-0.043</text:p>
          </table:table-cell>
          <table:table-cell table:formula="of:=SQRT([.A25]^2+[.C25]^2)" office:value-type="float" office:value="0.951052574782278" calcext:value-type="float">
            <text:p>0.951052574782278</text:p>
          </table:table-cell>
          <table:table-cell table:formula="of:=SQRT([.B25]^2+[.D25]^2)" office:value-type="float" office:value="1.11682809778408" calcext:value-type="float">
            <text:p>1.11682809778408</text:p>
          </table:table-cell>
          <table:table-cell table:formula="of:=ATAN2([.C25];[.A25])" office:value-type="float" office:value="1.58131118637048" calcext:value-type="float">
            <text:p>1.58131118637048</text:p>
          </table:table-cell>
          <table:table-cell table:formula="of:=ATAN2([.D25];[.B25])" office:value-type="float" office:value="1.60930774230894" calcext:value-type="float">
            <text:p>1.60930774230894</text:p>
          </table:table-cell>
          <table:table-cell table:formula="of:=[.G25]/PI()*180" office:value-type="float" office:value="90.6024570758535" calcext:value-type="float">
            <text:p>90.6024570758535</text:p>
          </table:table-cell>
          <table:table-cell table:formula="of:=[.H25]/PI()*180" office:value-type="float" office:value="92.2065415720293" calcext:value-type="float">
            <text:p>92.2065415720293</text:p>
          </table:table-cell>
          <table:table-cell table:number-columns-repeated="3"/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1.044" calcext:value-type="float">
            <text:p>1.044</text:p>
          </table:table-cell>
          <table:table-cell office:value-type="float" office:value="0.14" calcext:value-type="float">
            <text:p>0.14</text:p>
          </table:table-cell>
          <table:table-cell office:value-type="float" office:value="0.195" calcext:value-type="float">
            <text:p>0.195</text:p>
          </table:table-cell>
          <table:table-cell table:formula="of:=SQRT([.A26]^2+[.C26]^2)" office:value-type="float" office:value="0.658064586495885" calcext:value-type="float">
            <text:p>0.658064586495885</text:p>
          </table:table-cell>
          <table:table-cell table:formula="of:=SQRT([.B26]^2+[.D26]^2)" office:value-type="float" office:value="1.06205508331724" calcext:value-type="float">
            <text:p>1.06205508331724</text:p>
          </table:table-cell>
          <table:table-cell table:formula="of:=ATAN2([.C26];[.A26])" office:value-type="float" office:value="1.35641283350635" calcext:value-type="float">
            <text:p>1.35641283350635</text:p>
          </table:table-cell>
          <table:table-cell table:formula="of:=ATAN2([.D26];[.B26])" office:value-type="float" office:value="1.38614245963066" calcext:value-type="float">
            <text:p>1.38614245963066</text:p>
          </table:table-cell>
          <table:table-cell table:formula="of:=[.G26]/PI()*180" office:value-type="float" office:value="77.7167306372949" calcext:value-type="float">
            <text:p>77.7167306372949</text:p>
          </table:table-cell>
          <table:table-cell table:formula="of:=[.H26]/PI()*180" office:value-type="float" office:value="79.4201127407196" calcext:value-type="float">
            <text:p>79.420112740719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699" calcext:value-type="float">
            <text:p>0.699</text:p>
          </table:table-cell>
          <table:table-cell office:value-type="float" office:value="0.147" calcext:value-type="float">
            <text:p>0.147</text:p>
          </table:table-cell>
          <table:table-cell office:value-type="float" office:value="0.084" calcext:value-type="float">
            <text:p>0.084</text:p>
          </table:table-cell>
          <table:table-cell table:formula="of:=SQRT([.A28]^2+[.C28]^2)" office:value-type="float" office:value="1.15935714945827" calcext:value-type="float">
            <text:p>1.15935714945827</text:p>
          </table:table-cell>
          <table:table-cell table:formula="of:=SQRT([.B28]^2+[.D28]^2)" office:value-type="float" office:value="0.704029118715981" calcext:value-type="float">
            <text:p>0.704029118715981</text:p>
          </table:table-cell>
          <table:table-cell table:formula="of:=ATAN2([.C28];[.A28])" office:value-type="float" office:value="1.44365969825415" calcext:value-type="float">
            <text:p>1.44365969825415</text:p>
          </table:table-cell>
          <table:table-cell table:formula="of:=ATAN2([.D28];[.B28])" office:value-type="float" office:value="1.45119816740535" calcext:value-type="float">
            <text:p>1.45119816740535</text:p>
          </table:table-cell>
          <table:table-cell table:formula="of:=[.G28]/PI()*180" office:value-type="float" office:value="82.715607763093" calcext:value-type="float">
            <text:p>82.715607763093</text:p>
          </table:table-cell>
          <table:table-cell table:formula="of:=[.H28]/PI()*180" office:value-type="float" office:value="83.1475302294462" calcext:value-type="float">
            <text:p>83.1475302294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.5s</text:p>
          </table:table-cell>
          <table:table-cell table:number-columns-repeated="12"/>
        </table:table-row>
        <table:table-row table:style-name="ro1">
          <table:table-cell office:value-type="float" office:value="1.133" calcext:value-type="float">
            <text:p>1.133</text:p>
          </table:table-cell>
          <table:table-cell office:value-type="float" office:value="1.173" calcext:value-type="float">
            <text:p>1.173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table:formula="of:=SQRT([.A30]^2+[.C30]^2)" office:value-type="float" office:value="1.14288625855769" calcext:value-type="float">
            <text:p>1.14288625855769</text:p>
          </table:table-cell>
          <table:table-cell table:formula="of:=SQRT([.B30]^2+[.D30]^2)" office:value-type="float" office:value="1.18386190072998" calcext:value-type="float">
            <text:p>1.18386190072998</text:p>
          </table:table-cell>
          <table:table-cell table:formula="of:=ATAN2([.C30];[.A30])" office:value-type="float" office:value="1.43916991710218" calcext:value-type="float">
            <text:p>1.43916991710218</text:p>
          </table:table-cell>
          <table:table-cell table:formula="of:=ATAN2([.D30];[.B30])" office:value-type="float" office:value="1.43523056974467" calcext:value-type="float">
            <text:p>1.43523056974467</text:p>
          </table:table-cell>
          <table:table-cell table:formula="of:=[.G30]/PI()*180" office:value-type="float" office:value="82.4583622521475" calcext:value-type="float">
            <text:p>82.4583622521475</text:p>
          </table:table-cell>
          <table:table-cell table:formula="of:=[.H30]/PI()*180" office:value-type="float" office:value="82.2326542745259" calcext:value-type="float">
            <text:p>82.2326542745259</text:p>
          </table:table-cell>
          <table:table-cell table:number-columns-repeated="3"/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523" calcext:value-type="float">
            <text:p>0.52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8" calcext:value-type="float">
            <text:p>0.018</text:p>
          </table:table-cell>
          <table:table-cell table:formula="of:=SQRT([.A31]^2+[.C31]^2)" office:value-type="float" office:value="0.52709486812148" calcext:value-type="float">
            <text:p>0.52709486812148</text:p>
          </table:table-cell>
          <table:table-cell table:formula="of:=SQRT([.B31]^2+[.D31]^2)" office:value-type="float" office:value="0.52330965976179" calcext:value-type="float">
            <text:p>0.52330965976179</text:p>
          </table:table-cell>
          <table:table-cell table:formula="of:=ATAN2([.C31];[.A31])" office:value-type="float" office:value="1.58976938191533" calcext:value-type="float">
            <text:p>1.58976938191533</text:p>
          </table:table-cell>
          <table:table-cell table:formula="of:=ATAN2([.D31];[.B31])" office:value-type="float" office:value="1.53639308025693" calcext:value-type="float">
            <text:p>1.53639308025693</text:p>
          </table:table-cell>
          <table:table-cell table:formula="of:=[.G31]/PI()*180" office:value-type="float" office:value="91.0870759828698" calcext:value-type="float">
            <text:p>91.0870759828698</text:p>
          </table:table-cell>
          <table:table-cell table:formula="of:=[.H31]/PI()*180" office:value-type="float" office:value="88.0288391718266" calcext:value-type="float">
            <text:p>88.0288391718266</text:p>
          </table:table-cell>
          <table:table-cell table:number-columns-repeated="3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.279" calcext:value-type="float">
            <text:p>1.279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232" calcext:value-type="float">
            <text:p>-0.232</text:p>
          </table:table-cell>
          <table:table-cell table:formula="of:=SQRT([.A32]^2+[.C32]^2)" office:value-type="float" office:value="1.22002499974386" calcext:value-type="float">
            <text:p>1.22002499974386</text:p>
          </table:table-cell>
          <table:table-cell table:formula="of:=SQRT([.B32]^2+[.D32]^2)" office:value-type="float" office:value="1.29987114746039" calcext:value-type="float">
            <text:p>1.29987114746039</text:p>
          </table:table-cell>
          <table:table-cell table:formula="of:=ATAN2([.C32];[.A32])" office:value-type="float" office:value="1.7931103489861" calcext:value-type="float">
            <text:p>1.7931103489861</text:p>
          </table:table-cell>
          <table:table-cell table:formula="of:=ATAN2([.D32];[.B32])" office:value-type="float" office:value="1.75023697310502" calcext:value-type="float">
            <text:p>1.75023697310502</text:p>
          </table:table-cell>
          <table:table-cell table:formula="of:=[.G32]/PI()*180" office:value-type="float" office:value="102.737655198134" calcext:value-type="float">
            <text:p>102.737655198134</text:p>
          </table:table-cell>
          <table:table-cell table:formula="of:=[.H32]/PI()*180" office:value-type="float" office:value="100.28119170667" calcext:value-type="float">
            <text:p>100.28119170667</text:p>
          </table:table-cell>
          <table:table-cell table:number-columns-repeated="3"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639" calcext:value-type="float">
            <text:p>0.639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31" calcext:value-type="float">
            <text:p>-0.31</text:p>
          </table:table-cell>
          <table:table-cell table:formula="of:=SQRT([.A33]^2+[.C33]^2)" office:value-type="float" office:value="0.630271370125599" calcext:value-type="float">
            <text:p>0.630271370125599</text:p>
          </table:table-cell>
          <table:table-cell table:formula="of:=SQRT([.B33]^2+[.D33]^2)" office:value-type="float" office:value="0.710226020362532" calcext:value-type="float">
            <text:p>0.710226020362532</text:p>
          </table:table-cell>
          <table:table-cell table:formula="of:=ATAN2([.C33];[.A33])" office:value-type="float" office:value="1.92566729538558" calcext:value-type="float">
            <text:p>1.92566729538558</text:p>
          </table:table-cell>
          <table:table-cell table:formula="of:=ATAN2([.D33];[.B33])" office:value-type="float" office:value="2.02247977116712" calcext:value-type="float">
            <text:p>2.02247977116712</text:p>
          </table:table-cell>
          <table:table-cell table:formula="of:=[.G33]/PI()*180" office:value-type="float" office:value="110.332608771966" calcext:value-type="float">
            <text:p>110.332608771966</text:p>
          </table:table-cell>
          <table:table-cell table:formula="of:=[.H33]/PI()*180" office:value-type="float" office:value="115.87955503846" calcext:value-type="float">
            <text:p>115.87955503846</text:p>
          </table:table-cell>
          <table:table-cell office:value-type="string" calcext:value-type="string">
            <text:p>pose?</text:p>
          </table:table-cell>
          <table:table-cell table:number-columns-repeated="2"/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864" calcext:value-type="float">
            <text:p>0.864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37" calcext:value-type="float">
            <text:p>-0.37</text:p>
          </table:table-cell>
          <table:table-cell table:formula="of:=SQRT([.A34]^2+[.C34]^2)" office:value-type="float" office:value="0.686962153251546" calcext:value-type="float">
            <text:p>0.686962153251546</text:p>
          </table:table-cell>
          <table:table-cell table:formula="of:=SQRT([.B34]^2+[.D34]^2)" office:value-type="float" office:value="0.939891483097916" calcext:value-type="float">
            <text:p>0.939891483097916</text:p>
          </table:table-cell>
          <table:table-cell table:formula="of:=ATAN2([.C34];[.A34])" office:value-type="float" office:value="1.85709421556218" calcext:value-type="float">
            <text:p>1.85709421556218</text:p>
          </table:table-cell>
          <table:table-cell table:formula="of:=ATAN2([.D34];[.B34])" office:value-type="float" office:value="1.97540870543148" calcext:value-type="float">
            <text:p>1.97540870543148</text:p>
          </table:table-cell>
          <table:table-cell table:formula="of:=[.G34]/PI()*180" office:value-type="float" office:value="106.403660709871" calcext:value-type="float">
            <text:p>106.403660709871</text:p>
          </table:table-cell>
          <table:table-cell table:formula="of:=[.H34]/PI()*180" office:value-type="float" office:value="113.182581634626" calcext:value-type="float">
            <text:p>113.182581634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buffer</text:p>
          </table:table-cell>
          <table:table-cell table:number-columns-repeated="12"/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831" calcext:value-type="float">
            <text:p>0.8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7" calcext:value-type="float">
            <text:p>0.017</text:p>
          </table:table-cell>
          <table:table-cell table:formula="of:=SQRT([.A36]^2+[.C36]^2)" office:value-type="float" office:value="0.792707386114195" calcext:value-type="float">
            <text:p>0.792707386114195</text:p>
          </table:table-cell>
          <table:table-cell table:formula="of:=SQRT([.B36]^2+[.D36]^2)" office:value-type="float" office:value="0.83117386869415" calcext:value-type="float">
            <text:p>0.83117386869415</text:p>
          </table:table-cell>
          <table:table-cell table:formula="of:=ATAN2([.C36];[.A36])" office:value-type="float" office:value="1.50515121386038" calcext:value-type="float">
            <text:p>1.50515121386038</text:p>
          </table:table-cell>
          <table:table-cell table:formula="of:=ATAN2([.D36];[.B36])" office:value-type="float" office:value="1.55034189948625" calcext:value-type="float">
            <text:p>1.55034189948625</text:p>
          </table:table-cell>
          <table:table-cell table:formula="of:=[.G36]/PI()*180" office:value-type="float" office:value="86.2388120831928" calcext:value-type="float">
            <text:p>86.2388120831928</text:p>
          </table:table-cell>
          <table:table-cell table:formula="of:=[.H36]/PI()*180" office:value-type="float" office:value="88.8280476428572" calcext:value-type="float">
            <text:p>88.8280476428572</text:p>
          </table:table-cell>
          <table:table-cell table:number-columns-repeated="3"/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2" calcext:value-type="float">
            <text:p>-0.02</text:p>
          </table:table-cell>
          <table:table-cell table:formula="of:=SQRT([.A37]^2+[.C37]^2)" office:value-type="float" office:value="0.833135043075251" calcext:value-type="float">
            <text:p>0.833135043075251</text:p>
          </table:table-cell>
          <table:table-cell table:formula="of:=SQRT([.B37]^2+[.D37]^2)" office:value-type="float" office:value="0.88922494341983" calcext:value-type="float">
            <text:p>0.88922494341983</text:p>
          </table:table-cell>
          <table:table-cell table:formula="of:=ATAN2([.C37];[.A37])" office:value-type="float" office:value="1.55279106986983" calcext:value-type="float">
            <text:p>1.55279106986983</text:p>
          </table:table-cell>
          <table:table-cell table:formula="of:=ATAN2([.D37];[.B37])" office:value-type="float" office:value="1.59328972034705" calcext:value-type="float">
            <text:p>1.59328972034705</text:p>
          </table:table-cell>
          <table:table-cell table:formula="of:=[.G37]/PI()*180" office:value-type="float" office:value="88.9683747691449" calcext:value-type="float">
            <text:p>88.9683747691449</text:p>
          </table:table-cell>
          <table:table-cell table:formula="of:=[.H37]/PI()*180" office:value-type="float" office:value="91.2887765174652" calcext:value-type="float">
            <text:p>91.28877651746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17:37:33.543283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0T18:38:30.773228581</meta:creation-date>
    <dc:date>2023-07-25T20:21:01.442063758</dc:date>
    <meta:editing-duration>PT4H12M23S</meta:editing-duration>
    <meta:editing-cycles>59</meta:editing-cycles>
    <meta:generator>LibreOffice/6.4.7.2$Linux_X86_64 LibreOffice_project/40$Build-2</meta:generator>
    <meta:document-statistic meta:table-count="1" meta:cell-count="313" meta:object-count="0"/>
  </office:meta>
</office:document-meta>
</file>